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9E711D164F747CB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/>
    </style:style>
    <style:style style:name="P2" style:family="paragraph" style:parent-style-name="Normal">
      <style:paragraph-properties fo:margin-top="0in" fo:margin-bottom="0in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in" fo:margin-bottom="0in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in" fo:margin-right="0in" fo:margin-top="0in" fo:margin-bottom="0in" loext:contextual-spacing="false" fo:text-indent="0in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color="#ffc000" style:font-name="Baskerville Old Face" fo:font-size="12pt" officeooo:rsid="000d59c2" style:font-size-asian="12pt" style:language-asian="es" style:country-asian="ES"/>
    </style:style>
    <style:style style:name="T4" style:family="text">
      <style:text-properties fo:font-size="8pt" officeooo:rsid="000b3a40" style:font-size-asian="7pt" style:font-size-complex="8pt"/>
    </style:style>
    <style:style style:name="T5" style:family="text">
      <style:text-properties fo:color="#000000"/>
    </style:style>
    <style:style style:name="T6" style:family="text">
      <style:text-properties fo:color="#000000" fo:background-color="#ffffff" loext:char-shading-value="0"/>
    </style:style>
    <style:style style:name="T7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8" style:family="text">
      <style:text-properties fo:color="#000000" fo:font-size="8pt" officeooo:rsid="000b3a40" style:font-size-asian="7pt" style:font-size-complex="8pt"/>
    </style:style>
    <style:style style:name="T9" style:family="text">
      <style:text-properties fo:color="#000000" fo:font-size="9pt" officeooo:rsid="0009fc97" style:font-size-asian="7.84999990463257pt" style:font-size-complex="9pt"/>
    </style:style>
    <style:style style:name="T10" style:family="text">
      <style:text-properties fo:color="#000000" officeooo:rsid="000b3a40"/>
    </style:style>
    <style:style style:name="T11" style:family="text">
      <style:text-properties fo:color="#000000" style:font-name="Baskerville Old Face" fo:font-size="12pt" officeooo:rsid="000b3a40" style:font-size-asian="12pt" style:language-asian="es" style:country-asian="ES"/>
    </style:style>
    <style:style style:name="T12" style:family="text">
      <style:text-properties fo:color="#000000" style:font-name="Baskerville Old Face" fo:font-size="12pt" officeooo:rsid="000d59c2" style:font-size-asian="12pt" style:language-asian="es" style:country-asian="ES"/>
    </style:style>
    <style:style style:name="T13" style:family="text">
      <style:text-properties officeooo:rsid="000cec16"/>
    </style:style>
    <style:style style:name="T14" style:family="text">
      <style:text-properties fo:font-size="10pt" officeooo:rsid="000d29c2" style:font-size-asian="8.75pt" style:font-size-complex="10pt"/>
    </style:style>
    <style:style style:name="T15" style:family="text">
      <style:text-properties fo:color="#800000" style:font-name="Baskerville Old Face" fo:font-size="12pt" officeooo:rsid="000d59c2" style:font-size-asian="12pt" style:language-asian="es" style:country-asian="ES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<text:span text:style-name="T6"> </text:span><text:span text:style-name="T7">Trabajando para este día mágico. Pronto sobrevolaré Sevilla y repartiré regalos entre</text:span></text:p>
      <text:p text:style-name="P2">7.</text:p>
      <text:p text:style-name="P2"/>
      <text:p text:style-name="P2">8. <text:span text:style-name="T9">Ya hace casi un año que fui a Sevilla por última vez. ¡ Qué rápido pasa el tiempo! No</text:span></text:p>
      <text:p text:style-name="P2">9. </text:p>
      <text:p text:style-name="P2">10. <text:span text:style-name="T13">espero). Yo tengo tantos que incluso he perdido la cuenta</text:span>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<text:span text:style-name="T4"> </text:span><text:span text:style-name="T8">Poder pillarte nada.No se lo digas a nadie ¡hoy justo he visto como ellos estaban</text:span><text:span text:style-name="T5"> </text:span></text:p>
      <text:p text:style-name="P2">14. <text:span text:style-name="T10">Envolviendo sus regalos!</text:span></text:p>
      <text:p text:style-name="P2"/>
      <text:p text:style-name="P2">15. </text:p>
      <text:p text:style-name="P2">16. </text:p>
      <text:p text:style-name="P2">17. <text:span text:style-name="T14">he decidido ponérselo a un pequeño reno que nació ayer en el Polo Norte.</text:span> </text:p>
      <text:p text:style-name="P2"/>
      <text:p text:style-name="P2">18. </text:p>
      <text:p text:style-name="P2">19. </text:p>
      <text:p text:style-name="Normal"><text:span text:style-name="T2">20. </text:span><text:span text:style-name="T12">sólo funciona mientras duermes, ¿verdad?</text:span></text:p>
      <text:p text:style-name="P2"/>
      <text:p text:style-name="Normal"><text:span text:style-name="Fuente_20_de_20_párrafo_20_predeter."><text:span text:style-name="T2">21. </text:span></text:span><text:span text:style-name="Fuente_20_de_20_párrafo_20_predeter."><text:span text:style-name="T11">¡JO!¡JO!¡JO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2.4618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1.1811in" svg:y="-0.4917in" svg:width="7.9689in" style:rel-width="scale" svg:height="11.2764in" style:rel-height="scale" draw:z-index="0"><draw:image xlink:href="Pictures/1000000000000212000002EE9E711D164F747CB0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1:48:36.886332932</dc:date>
    <meta:editing-cycles>25</meta:editing-cycles>
    <meta:editing-duration>PT1H16M13S</meta:editing-duration>
    <meta:document-statistic meta:table-count="0" meta:image-count="1" meta:object-count="0" meta:page-count="1" meta:paragraph-count="21" meta:word-count="118" meta:character-count="656" meta:non-whitespace-character-count="545"/>
    <meta:template xlink:type="simple" xlink:actuate="onRequest" xlink:title="" xlink:href="Normal.dotm"/>
  </office:meta>
</office:document-meta>
</file>